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3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4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7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4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4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0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5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gr156" style:family="graphic" style:parent-style-name="standard">
      <style:graphic-properties draw:fill="solid" draw:fill-color="#acddff" draw:textarea-horizontal-align="justify" draw:textarea-vertical-align="middle" draw:auto-grow-height="false" fo:min-height="1.749cm" fo:min-width="4.1cm"/>
    </style:style>
    <style:style style:name="gr15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1cm" fo:min-width="1.5cm"/>
      <style:paragraph-properties style:writing-mode="lr-tb"/>
    </style:style>
    <style:style style:name="gr15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4.098cm"/>
      <style:paragraph-properties style:writing-mode="lr-tb"/>
    </style:style>
    <style:style style:name="gr159" style:family="graphic" style:parent-style-name="standard">
      <style:graphic-properties draw:fill="solid" draw:fill-color="#acddff" draw:textarea-horizontal-align="justify" draw:textarea-vertical-align="middle" draw:auto-grow-height="false" fo:min-height="1.949cm" fo:min-width="1.698cm"/>
    </style:style>
    <style:style style:name="gr160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099cm"/>
      <style:paragraph-properties style:writing-mode="lr-tb"/>
    </style:style>
    <style:style style:name="gr161" style:family="graphic" style:parent-style-name="standard">
      <style:graphic-properties draw:fill="solid" draw:fill-color="#acddff" draw:textarea-horizontal-align="justify" draw:textarea-vertical-align="middle" draw:auto-grow-height="false" fo:min-height="1.975cm" fo:min-width="3.139cm"/>
    </style:style>
    <style:style style:name="gr16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9cm"/>
      <style:paragraph-properties style:writing-mode="lr-tb"/>
    </style:style>
    <style:style style:name="gr163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3cm"/>
      <style:paragraph-properties style:writing-mode="lr-tb"/>
    </style:style>
    <style:style style:name="gr164" style:family="graphic" style:parent-style-name="standard">
      <style:graphic-properties draw:fill-color="#ffffd7" draw:textarea-horizontal-align="justify" draw:textarea-vertical-align="middle" draw:auto-grow-height="false" fo:min-height="0.75cm" fo:min-width="2.499cm" fo:wrap-option="no-wrap"/>
      <style:paragraph-properties style:writing-mode="lr-tb"/>
    </style:style>
    <style:style style:name="gr1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25cm" fo:min-width="1.5cm"/>
      <style:paragraph-properties style:writing-mode="lr-tb"/>
    </style:style>
    <style:style style:name="gr16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75cm" fo:min-width="1.1cm"/>
      <style:paragraph-properties style:writing-mode="lr-tb"/>
    </style:style>
    <style:style style:name="gr167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6.698cm"/>
      <style:paragraph-properties style:writing-mode="lr-tb"/>
    </style:style>
    <style:style style:name="gr168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1.3cm"/>
    </style:style>
    <style:style style:name="gr169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1cm"/>
    </style:style>
    <style:style style:name="gr17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7cm"/>
      <style:paragraph-properties style:writing-mode="lr-tb"/>
    </style:style>
    <style:style style:name="gr1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1.1cm"/>
      <style:paragraph-properties style:writing-mode="lr-tb"/>
    </style:style>
    <style:style style:name="gr172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5cm"/>
    </style:style>
    <style:style style:name="gr17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cm" fo:min-width="0.1cm"/>
      <style:paragraph-properties style:writing-mode="lr-tb"/>
    </style:style>
    <style:style style:name="gr174" style:family="graphic" style:parent-style-name="standard">
      <style:graphic-properties draw:fill="solid" draw:fill-color="#e8f2a1" draw:textarea-horizontal-align="justify" draw:textarea-vertical-align="middle" draw:auto-grow-height="false" fo:min-height="0.75cm" fo:min-width="1.1cm"/>
    </style:style>
    <style:style style:name="gr175" style:family="graphic" style:parent-style-name="standard">
      <style:graphic-properties draw:fill="solid" draw:fill-color="#ffdbb6" draw:textarea-horizontal-align="justify" draw:textarea-vertical-align="middle" draw:auto-grow-height="false" fo:min-height="0.75cm" fo:min-width="1.1cm"/>
    </style:style>
    <style:style style:name="gr176" style:family="graphic" style:parent-style-name="objectwithoutfill">
      <style:graphic-properties draw:stroke="dash" draw:stroke-dash="Line_20_Style_20_9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77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3.849cm" fo:wrap-option="no-wrap"/>
      <style:paragraph-properties style:writing-mode="lr-tb"/>
    </style:style>
    <style:style style:name="gr178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3cm"/>
    </style:style>
    <style:style style:name="gr17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5cm"/>
      <style:paragraph-properties style:writing-mode="lr-tb"/>
    </style:style>
    <style:style style:name="gr180" style:family="graphic" style:parent-style-name="objectwithoutfill">
      <style:graphic-properties draw:stroke="dash" draw:stroke-dash="Ultrafine_20_Dotted_20__28_var_29_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81" style:family="graphic" style:parent-style-name="standard">
      <style:graphic-properties draw:fill="solid" draw:fill-color="#ffffd7" draw:textarea-horizontal-align="justify" draw:textarea-vertical-align="middle" draw:auto-grow-height="false" fo:min-height="1.249cm" fo:min-width="4.5cm" fo:wrap-option="no-wrap"/>
      <style:paragraph-properties style:writing-mode="lr-tb"/>
    </style:style>
    <style:style style:name="gr182" style:family="graphic" style:parent-style-name="standard">
      <style:graphic-properties draw:fill="solid" draw:fill-color="#ffffd7" draw:textarea-horizontal-align="justify" draw:textarea-vertical-align="middle" draw:auto-grow-height="false" fo:min-height="0.55cm" fo:min-width="4.5cm" fo:wrap-option="no-wrap"/>
      <style:paragraph-properties style:writing-mode="lr-tb"/>
    </style:style>
    <style:style style:name="gr183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7cm"/>
    </style:style>
    <style:style style:name="gr18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084cm" fo:min-width="0.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acddff" draw:opacity="100%"/>
      <style:paragraph-properties fo:text-align="start" style:writing-mode="lr-tb"/>
      <style:text-properties fo:font-size="9pt"/>
    </style:style>
    <style:style style:name="P30" style:family="paragraph">
      <loext:graphic-properties draw:fill="solid" draw:fill-color="#acddff" draw:opacity="100%"/>
      <style:paragraph-properties fo:text-align="end" style:writing-mode="lr-tb"/>
      <style:text-properties fo:font-size="9pt"/>
    </style:style>
    <style:style style:name="P31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style:paragraph-properties fo:text-align="start" style:writing-mode="lr-tb"/>
      <style:text-properties fo:font-size="11pt" fo:font-weight="bold"/>
    </style:style>
    <style:style style:name="P33" style:family="paragraph">
      <loext:graphic-properties draw:fill="solid" draw:fill-color="#ffffff" draw:opacity="0%"/>
      <style:paragraph-properties fo:text-align="start" style:writing-mode="lr-tb"/>
      <style:text-properties fo:font-size="11pt" fo:font-weight="bold"/>
    </style:style>
    <style:style style:name="P34" style:family="paragraph">
      <loext:graphic-properties draw:fill="solid" draw:fill-color="#e8f2a1"/>
      <style:paragraph-properties fo:text-align="center"/>
    </style:style>
    <style:style style:name="P35" style:family="paragraph">
      <loext:graphic-properties draw:fill="solid" draw:fill-color="#ffdbb6"/>
      <style:paragraph-properties fo:text-align="center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ffffd7"/>
      <style:paragraph-properties fo:text-align="star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I</text:span><text:span text:style-name="T1">nde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</text:span><text:span text:style-name="T1">o</text:span><text:span text:style-name="T1">m</text:span><text:span text:style-name="T1">p</text:span><text:span text:style-name="T1">N</text:span><text:span text:style-name="T1">a</text:span><text:span text:style-name="T1">m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</text:span><text:span text:style-name="T3">de </text:span><text:span text:style-name="T3">DR</text:span><text:span text:style-name="T3">P, </text:span><text:span text:style-name="T3">ver </text:span><text:span text:style-name="T3">2 </text:span><text:span text:style-name="T3">DE</text:span><text:span text:style-name="T3">S </text:span><text:span text:style-name="T3">con</text:span><text:span text:style-name="T3">trol</text:span><text:span text:style-name="T3">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</text:span><text:span text:style-name="T1">Nam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</text:span><text:span text:style-name="T1">N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</text:span><text:span text:style-name="T1">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</text:span><text:span text:style-name="T1">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</text:span><text:span text:style-name="T1">mp</text:span><text:span text:style-name="T1">Na</text:span><text:span text:style-name="T1">me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</text:span><text:span text:style-name="T1">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</text:span><text:span text:style-name="T1">pCo</text:span><text:span text:style-name="T1">unt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</text:span><text:span text:style-name="T1">mp</text:span><text:span text:style-name="T1">Na</text:span><text:span text:style-name="T1">me</text:span><text:span text:style-name="T1">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</text:span><text:span text:style-name="T1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</text:span><text:span text:style-name="T1">g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</text:span><text:span text:style-name="T1">psId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</text:span><text:span text:style-name="T1">pNa</text:span><text:span text:style-name="T1">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</text:span><text:span text:style-name="T1">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0.702cm" svg:y1="15.4cm" svg:x2="18.6cm" svg:y2="11cm" draw:start-shape="id270" draw:start-glue-point="6" draw:end-shape="id271" draw:end-glue-point="3" svg:d="M30702 15400h502v-1400h-13804v-3000h1200" svg:viewBox="0 0 13805 4401">
          <text:p/>
        </draw:connector>
        <draw:custom-shape draw:style-name="gr4" draw:text-style-name="P2" xml:id="id272" draw:id="id272" draw:layer="layout" svg:width="2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119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919cm" svg:y1="7.809cm" svg:x2="18.6cm" svg:y2="11.4cm" draw:start-shape="id272" draw:start-glue-point="1" draw:end-shape="id273" draw:end-glue-point="3" svg:d="M24919 7809h501v1896h-7321v1695h501" svg:viewBox="0 0 7322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102cm" svg:y1="15.4cm" svg:x2="25.201cm" svg:y2="15.4cm" draw:start-shape="id276" draw:start-glue-point="3" draw:end-shape="id277" draw:end-glue-point="6" svg:d="M28102 15400h-2901" svg:viewBox="0 0 2902 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7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8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0.702cm" svg:y1="15.4cm" svg:x2="18.6cm" svg:y2="13cm" draw:start-shape="id270" draw:start-glue-point="6" draw:end-shape="id282" draw:end-glue-point="3" svg:d="M30702 15400h502v-1400h-13804v-1000h1200" svg:viewBox="0 0 13805 2401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7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919cm" svg:y2="7.809cm" draw:start-shape="id290" draw:start-glue-point="3" draw:end-shape="id272" draw:end-glue-point="1" svg:d="M14000 7400h-501v1599h11921v-1190h-501" svg:viewBox="0 0 11922 1600">
          <text:p/>
        </draw:connector>
        <draw:custom-shape draw:style-name="gr139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919cm" svg:y2="7.809cm" draw:start-shape="id295" draw:start-glue-point="3" draw:end-shape="id272" draw:end-glue-point="1" svg:d="M14000 6199h-501v2800h11921v-1190h-501" svg:viewBox="0 0 11922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5" draw:text-style-name="P10" xml:id="id277" draw:id="id277" draw:layer="layout" svg:width="1.6cm" svg:height="2.2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3.066cm" svg:y="14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6.2cm" svg:y="7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919cm" svg:y1="7.809cm" svg:x2="26.2cm" svg:y2="7.799cm" draw:start-shape="id272" draw:start-glue-point="1" draw:end-shape="id306" draw:end-glue-point="5" svg:d="M24919 7809h641v-10h640" svg:viewBox="0 0 1282 11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5.7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.4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1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0.702cm" svg:y1="15.4cm" svg:x2="25.703cm" svg:y2="16.4cm" draw:start-shape="id270" draw:start-glue-point="6" draw:end-shape="id309" draw:end-glue-point="3" svg:d="M30702 15400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32.2cm" svg:y="15.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2cm" svg:y="7.809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1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919cm" svg:y2="7.809cm" draw:start-shape="id327" draw:start-glue-point="3" draw:end-shape="id272" draw:end-glue-point="1" svg:d="M11400 5800h-501v3200h14521v-1191h-501" svg:viewBox="0 0 14522 3201">
          <text:p/>
        </draw:connector>
        <draw:custom-shape draw:style-name="gr142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3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45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49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7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0" draw:text-style-name="P10" xml:id="id270" draw:id="id270" draw:layer="controls" svg:width="1.2cm" svg:height="2.6cm" draw:transform="rotate (1.5707963267949) translate (28.102cm 16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1" draw:text-style-name="P4" draw:layer="controls" svg:width="2.135cm" svg:height="0.444cm" svg:x="28.167cm" svg:y="14.8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102cm" svg:y="15.2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102cm" svg:y="15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7.302cm" svg:y1="16.4cm" svg:x2="28.102cm" svg:y2="15.8cm" draw:start-shape="id309" draw:start-glue-point="1" draw:end-shape="id336" draw:end-glue-point="3" svg:d="M27302 16400h400v-600h400" svg:viewBox="0 0 801 601">
          <text:p/>
        </draw:connector>
        <draw:connector draw:style-name="gr9" draw:text-style-name="P5" draw:layer="controls" svg:x1="30.702cm" svg:y1="15.4cm" svg:x2="32.2cm" svg:y2="15.4cm" draw:start-shape="id270" draw:start-glue-point="6" draw:end-shape="id337" draw:end-glue-point="5" svg:d="M30702 15400h1498" svg:viewBox="0 0 1499 1">
          <text:p/>
        </draw:connector>
        <draw:custom-shape draw:style-name="gr152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</draw:page>
      <draw:page draw:name="page9" draw:style-name="dp1" draw:master-page-name="Default">
        <draw:custom-shape draw:style-name="gr156" draw:text-style-name="P2" draw:layer="layout" svg:width="4.6cm" svg:height="1.999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157" draw:text-style-name="P4" xml:id="id344" draw:id="id344" draw:layer="layout" svg:width="2cm" svg:height="0.401cm" svg:x="8.401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6.2cm" svg:x2="13.161cm" svg:y2="8.6cm" draw:start-shape="id342" draw:start-glue-point="1" draw:end-shape="id343" draw:end-glue-point="3" svg:d="M10400 6200h1381v2400h1380" svg:viewBox="0 0 2762 2401">
          <text:p/>
        </draw:connector>
        <draw:custom-shape draw:style-name="gr158" draw:text-style-name="P12" draw:layer="layout" svg:width="4.598cm" svg:height="0.444cm" svg:x="1.002cm" svg:y="1.002cm">
          <text:p text:style-name="P11"><text:span text:style-name="T3">Vert DRP, ver 1 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42" draw:id="id342" draw:layer="layout" svg:width="2cm" svg:height="0.4cm" svg:x="8.4cm" svg:y="6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19.237cm 6.42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19.237cm" svg:y="5.225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5" draw:id="id345" draw:layer="layout" svg:width="0.8cm" svg:height="0.4cm" svg:x="19.237cm" svg:y="5.62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47" draw:id="id347" draw:layer="layout" svg:width="1cm" svg:height="0.4cm" svg:x="19.237cm" svg:y="6.025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cm" svg:x2="19.237cm" svg:y2="5.825cm" draw:start-shape="id344" draw:start-glue-point="1" draw:end-shape="id345" draw:end-glue-point="3" svg:d="M10401 5800h4418v25h4418" svg:viewBox="0 0 8837 26">
          <text:p/>
        </draw:connector>
        <draw:connector draw:style-name="gr9" draw:text-style-name="P5" draw:layer="layout" svg:x1="16.8cm" svg:y1="8.2cm" svg:x2="19.237cm" svg:y2="6.225cm" draw:start-shape="id346" draw:start-glue-point="1" draw:end-shape="id347" draw:end-glue-point="3" svg:d="M16800 8200h1219v-1975h1218" svg:viewBox="0 0 2438 1976">
          <text:p/>
        </draw:connector>
        <draw:custom-shape draw:style-name="gr159" draw:text-style-name="P2" draw:layer="layout" svg:width="2.198cm" svg:height="2.199cm" svg:x="24.4cm" svg:y="5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4.4cm" svg:y="5.001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9" draw:id="id349" draw:layer="layout" svg:width="1.6cm" svg:height="0.4cm" svg:x="24.4cm" svg:y="5.601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939cm" svg:x1="21.999cm" svg:y1="5.799cm" svg:x2="24.4cm" svg:y2="5.801cm" draw:start-shape="id348" draw:start-glue-point="2" draw:end-shape="id349" draw:end-glue-point="3" svg:d="M21999 5799h1438v2h963" svg:viewBox="0 0 2402 3">
          <text:p/>
        </draw:connector>
        <draw:custom-shape draw:style-name="gr45" draw:text-style-name="P16" xml:id="id350" draw:id="id350" draw:layer="layout" svg:width="1.6cm" svg:height="0.4cm" svg:x="22cm" svg:y="6.201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6cm" svg:y1="6.401cm" svg:x2="24.4cm" svg:y2="6.201cm" draw:start-shape="id350" draw:start-glue-point="1" draw:end-shape="id351" draw:end-glue-point="3" svg:d="M23600 6401h400v-200h400" svg:viewBox="0 0 801 201">
          <text:p/>
        </draw:connector>
        <draw:custom-shape draw:style-name="gr29" draw:text-style-name="P2" xml:id="id352" draw:id="id352" draw:layer="layout" svg:width="2.6cm" svg:height="0.8cm" svg:x="24.6cm" svg:y="3.40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24.6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xml:id="id348" draw:id="id348" draw:layer="layout" svg:x1="21.999cm" svg:y1="5.799cm" svg:x2="24.6cm" svg:y2="3.801cm" draw:end-shape="id352" draw:end-glue-point="3" svg:d="M21999 5799h1050v-1998h1551" svg:viewBox="0 0 2602 1999">
          <text:p/>
        </draw:connector>
        <draw:custom-shape draw:style-name="gr30" draw:text-style-name="P4" draw:layer="layout" svg:width="2.6cm" svg:height="0.4cm" svg:x="24.6cm" svg:y="3.401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1" draw:id="id351" draw:layer="layout" svg:width="1.6cm" svg:height="0.4cm" svg:x="24.4cm" svg:y="6.001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4.4cm" svg:y="6.401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60" draw:text-style-name="P29" xml:id="id354" draw:id="id354" draw:layer="layout" svg:width="1.599cm" svg:height="0.4cm" svg:x="24.401cm" svg:y="6.8cm">
          <text:p text:style-name="P13"><text:span text:style-name="T1">&lt; 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161cm" svg:y1="9cm" svg:x2="24.401cm" svg:y2="7cm" draw:start-shape="id353" draw:start-glue-point="3" draw:end-shape="id354" draw:end-glue-point="3" svg:d="M13161 9000h-501v-2000h11741" svg:viewBox="0 0 11742 2001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57" draw:id="id357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355" draw:id="id355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356" draw:id="id356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355" draw:start-glue-point="1" draw:end-shape="id356" draw:end-glue-point="3" svg:d="M4869 6201h932" svg:viewBox="0 0 933 1">
          <text:p/>
        </draw:connector>
        <draw:custom-shape draw:style-name="gr54" draw:text-style-name="P14" xml:id="id358" draw:id="id358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357" draw:start-glue-point="1" draw:end-shape="id358" draw:end-glue-point="3" svg:d="M4869 5801h932" svg:viewBox="0 0 933 1">
          <text:p/>
        </draw:connector>
        <draw:custom-shape draw:style-name="gr161" draw:text-style-name="P2" draw:layer="layout" svg:width="3.639cm" svg:height="2.225cm" svg:x="13.161cm" svg:y="7.4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" draw:layer="layout" svg:width="3.4cm" svg:height="0.447cm" svg:x="13.161cm" svg:y="7.4cm">
          <text:p text:style-name="P3"><text:span text:style-name="T1">CompsIter : IdxIt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1" draw:id="id361" draw:layer="layout" svg:width="1.6cm" svg:height="0.4cm" svg:x="13.161cm" svg:y="8cm">
          <text:p text:style-name="P13"><text:span text:style-name="T1">InpM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43" draw:id="id343" draw:layer="layout" svg:width="1.6cm" svg:height="0.4cm" svg:x="13.161cm" svg:y="8.4cm">
          <text:p text:style-name="P13"><text:span text:style-name="T1">InpC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53" draw:id="id353" draw:layer="layout" svg:width="1.6cm" svg:height="0.4cm" svg:x="13.161cm" svg:y="8.8cm">
          <text:p text:style-name="P13"><text:span text:style-name="T1">InpDone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346" draw:id="id346" draw:layer="layout" svg:width="1.8cm" svg:height="0.4cm" svg:x="15cm" svg:y="8cm">
          <text:p text:style-name="P17"><text:span text:style-name="T1">Outp</text:span></text:p>
          <draw:enhanced-geometry svg:viewBox="0 0 21600 21600" draw:type="rectangle" draw:enhanced-path="M 0 0 L 21600 0 21600 21600 0 21600 0 0 Z N"/>
        </draw:custom-shape>
        <draw:custom-shape draw:style-name="gr164" draw:text-style-name="P31" draw:layer="layout" svg:width="2.999cm" svg:height="1cm" svg:x="15.356cm" svg:y="2.375cm">
          <text:p/>
          <draw:enhanced-geometry svg:viewBox="0 0 21600 21600" draw:mirror-horizontal="true" draw:type="line-callout-1" draw:modifiers="-9432 35582.8171828172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5" draw:text-style-name="P4" draw:layer="layout" svg:width="2cm" svg:height="0.375cm" svg:x="8.4cm" svg:y="6.4cm">
          <text:p text:style-name="P3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166" draw:text-style-name="P14" xml:id="id360" draw:id="id360" draw:layer="layout" svg:width="1.6cm" svg:height="0.425cm" svg:x="13.161cm" svg:y="9.2cm">
          <text:p text:style-name="P13"><text:span text:style-name="T1">InpRe</text:span><text:span text:style-name="T1">set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draw:layer="layout" svg:width="1.8cm" svg:height="0.4cm" svg:x="15cm" svg:y="8.4cm">
          <text:p text:style-name="P17"><text:span text:style-name="T1">OutpD</text:span><text:span text:style-name="T1">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16" xml:id="id359" draw:id="id359" draw:layer="layout" svg:width="1.4cm" svg:height="0.4cm" svg:x="10.961cm" svg:y="9.2cm">
          <text:p text:style-name="P3"><text:span text:style-name="T1">SB </text:span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361cm" svg:y1="9.4cm" svg:x2="13.161cm" svg:y2="9.412cm" draw:start-shape="id359" draw:start-glue-point="1" draw:end-shape="id360" draw:end-glue-point="3" svg:d="M12361 9400h400v12h400" svg:viewBox="0 0 801 13">
          <text:p/>
        </draw:connector>
        <draw:connector draw:style-name="gr9" draw:text-style-name="P5" draw:layer="layout" draw:line-skew="0.419cm" svg:x1="10.401cm" svg:y1="5.8cm" svg:x2="13.161cm" svg:y2="8.2cm" draw:start-shape="id344" draw:start-glue-point="1" draw:end-shape="id361" draw:end-glue-point="3" svg:d="M10401 5800h1799v2400h961" svg:viewBox="0 0 2761 2401">
          <text:p/>
        </draw:connector>
      </draw:page>
      <draw:page draw:name="page10" draw:style-name="dp1" draw:master-page-name="Default">
        <draw:custom-shape draw:style-name="gr167" draw:text-style-name="P33" draw:layer="layout" svg:width="7.198cm" svg:height="0.444cm" svg:x="1.002cm" svg:y="1.029cm">
          <text:p text:style-name="P32"><text:span text:style-name="T5">Vert DRP, ver 1. <text:s/>Design outline <text:s/></text:span></text:p>
          <draw:enhanced-geometry svg:viewBox="0 0 21600 21600" draw:type="rectangle" draw:enhanced-path="M 0 0 L 21600 0 21600 21600 0 21600 0 0 Z N"/>
        </draw:custom-shape>
        <draw:custom-shape draw:style-name="gr168" draw:text-style-name="P2" xml:id="id372" draw:id="id372" draw:layer="layout" svg:width="1.8cm" svg:height="1.2cm" svg:x="14.6cm" svg:y="6.89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4.8cm" svg:y="7.299cm">
          <text:p text:style-name="P3"><text:span text:style-name="T1">CRP</text:span></text:p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69" draw:text-style-name="P2" xml:id="id363" draw:id="id363" draw:layer="layout" svg:width="1.6cm" svg:height="1cm" svg:x="6.6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" draw:layer="layout" svg:width="1.2cm" svg:height="0.6cm" svg:x="6.8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ustom-shape draw:style-name="gr169" draw:text-style-name="P2" xml:id="id362" draw:id="id362" draw:layer="layout" svg:width="1.6cm" svg:height="1cm" svg:x="6.6cm" svg:y="5.899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4" xml:id="id368" draw:id="id368" draw:layer="layout" svg:width="1.6cm" svg:height="0.6cm" svg:x="6.6cm" svg:y="6.0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5.899cm" svg:x2="7.4cm" svg:y2="4.699cm" draw:start-shape="id362" draw:start-glue-point="0" draw:end-shape="id363" draw:end-glue-point="2" svg:d="M7400 5899v-1200" svg:viewBox="0 0 1 1201">
          <text:p/>
        </draw:connector>
        <draw:custom-shape draw:style-name="gr172" draw:text-style-name="P2" xml:id="id366" draw:id="id366" draw:layer="layout" svg:width="1cm" svg:height="0.6cm" svg:x="4.6cm" svg:y="3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" draw:layer="layout" svg:width="0.6cm" svg:height="0.134cm" svg:x="4.8cm" svg:y="4.16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64" draw:id="id364" draw:layer="layout" svg:width="1.2cm" svg:height="0.4cm" svg:x="6.8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" draw:layer="layout" svg:width="0.6cm" svg:height="0.134cm" svg:x="7.2cm" svg:y="7.831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7.4cm" svg:y1="7.765cm" svg:x2="7.4cm" svg:y2="6.899cm" draw:start-shape="id364" draw:start-glue-point="0" draw:end-shape="id362" draw:end-glue-point="2" svg:d="M7400 7765v-866" svg:viewBox="0 0 1 867">
          <text:p/>
        </draw:connector>
        <draw:custom-shape draw:style-name="gr169" draw:text-style-name="P2" xml:id="id365" draw:id="id365" draw:layer="layout" svg:width="1.6cm" svg:height="1cm" svg:x="6.6cm" svg:y="9.09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1.2cm" svg:height="0.6cm" svg:x="6.8cm" svg:y="9.2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9.099cm" svg:x2="7.4cm" svg:y2="8.165cm" draw:start-shape="id365" draw:start-glue-point="0" draw:end-shape="id364" draw:end-glue-point="2" svg:d="M7400 9099v-934" svg:viewBox="0 0 1 935">
          <text:p/>
        </draw:connector>
        <draw:connector draw:style-name="gr9" draw:text-style-name="P5" draw:layer="layout" svg:x1="5.6cm" svg:y1="4.199cm" svg:x2="6.6cm" svg:y2="4.199cm" draw:start-shape="id366" draw:start-glue-point="1" draw:end-shape="id363" draw:end-glue-point="3" svg:d="M5600 4199h1000" svg:viewBox="0 0 1001 1">
          <text:p/>
        </draw:connector>
        <draw:custom-shape draw:style-name="gr169" draw:text-style-name="P2" xml:id="id367" draw:id="id367" draw:layer="layout" svg:width="1.6cm" svg:height="1cm" svg:x="2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" draw:layer="layout" svg:width="1.2cm" svg:height="0.6cm" svg:x="2.2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.6cm" svg:y1="4.199cm" svg:x2="4.6cm" svg:y2="4.199cm" draw:start-shape="id367" draw:start-glue-point="1" draw:end-shape="id366" draw:end-glue-point="3" svg:d="M3600 4199h1000" svg:viewBox="0 0 1001 1">
          <text:p/>
        </draw:connector>
        <draw:custom-shape draw:style-name="gr174" draw:text-style-name="P34" xml:id="id369" draw:id="id369" draw:layer="layout" svg:width="1.6cm" svg:height="1cm" svg:x="9.2cm" svg:y="5.89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1.2cm" svg:height="0.6cm" svg:x="9.4cm" svg:y="6.0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6.399cm" svg:x2="9.2cm" svg:y2="6.399cm" draw:start-shape="id368" draw:start-glue-point="1" draw:end-shape="id369" draw:end-glue-point="3" svg:d="M8200 6399h1000" svg:viewBox="0 0 1001 1">
          <text:p/>
        </draw:connector>
        <draw:custom-shape draw:style-name="gr175" draw:text-style-name="P35" xml:id="id371" draw:id="id371" draw:layer="layout" svg:width="1.6cm" svg:height="1cm" svg:x="11.4cm" svg:y="7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1.2cm" svg:height="0.6cm" svg:x="11.6cm" svg:y="7.6cm">
          <text:p text:style-name="P3"><text:span text:style-name="T1">Edge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ustom-shape draw:style-name="gr174" draw:text-style-name="P34" xml:id="id370" draw:id="id370" draw:layer="layout" svg:width="1.6cm" svg:height="1cm" svg:x="9.2cm" svg:y="9.09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4" draw:layer="layout" svg:width="1.2cm" svg:height="0.6cm" svg:x="9.4cm" svg:y="9.2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9.599cm" svg:x2="9.2cm" svg:y2="9.599cm" draw:start-shape="id365" draw:start-glue-point="1" draw:end-shape="id370" draw:end-glue-point="3" svg:d="M8200 9599h1000" svg:viewBox="0 0 1001 1">
          <text:p/>
        </draw:connector>
        <draw:connector draw:style-name="gr9" draw:text-style-name="P5" draw:layer="layout" svg:x1="10.8cm" svg:y1="6.399cm" svg:x2="12.2cm" svg:y2="7.4cm" draw:start-shape="id369" draw:start-glue-point="1" draw:end-shape="id371" draw:end-glue-point="0" svg:d="M10800 6399h1400v1001" svg:viewBox="0 0 1401 1002">
          <text:p/>
        </draw:connector>
        <draw:connector draw:style-name="gr9" draw:text-style-name="P5" draw:layer="layout" svg:x1="8.2cm" svg:y1="9.599cm" svg:x2="9.2cm" svg:y2="9.599cm" draw:end-shape="id370" draw:end-glue-point="3" svg:d="M8200 9599h1000" svg:viewBox="0 0 1001 1">
          <text:p/>
        </draw:connector>
        <draw:connector draw:style-name="gr9" draw:text-style-name="P5" draw:layer="layout" svg:x1="10.8cm" svg:y1="9.599cm" svg:x2="12.2cm" svg:y2="8.4cm" draw:start-shape="id370" draw:start-glue-point="1" draw:end-shape="id371" draw:end-glue-point="2" svg:d="M10800 9599h1400v-1199" svg:viewBox="0 0 1401 1200">
          <text:p/>
        </draw:connector>
        <draw:connector draw:style-name="gr176" draw:text-style-name="P5" draw:layer="layout" draw:line-skew="0cm 1.3cm" svg:x1="10cm" svg:y1="5.899cm" svg:x2="14.6cm" svg:y2="7.499cm" draw:start-shape="id369" draw:start-glue-point="0" draw:end-shape="id372" draw:end-glue-point="3" svg:d="M10000 5899v-501h4000v2101h600" svg:viewBox="0 0 4601 2102">
          <text:p/>
        </draw:connector>
        <draw:connector draw:style-name="gr176" draw:text-style-name="P5" draw:layer="layout" draw:line-skew="0cm 1.3cm" svg:x1="10cm" svg:y1="10.099cm" svg:x2="14.6cm" svg:y2="7.499cm" draw:start-shape="id370" draw:start-glue-point="2" draw:end-shape="id372" draw:end-glue-point="3" svg:d="M10000 10099v501h4000v-3101h600" svg:viewBox="0 0 4601 3102">
          <text:p/>
        </draw:connector>
        <draw:custom-shape draw:style-name="gr177" draw:text-style-name="P37" draw:layer="layout" svg:width="4.349cm" svg:height="1.2cm" svg:x="12.051cm" svg:y="3.499cm">
          <text:p text:style-name="P36"><text:span text:style-name="T4">CRP </text:span><text:span text:style-name="T4">has its </text:span><text:span text:style-name="T4">pairs </text:span><text:span text:style-name="T4">position</text:span></text:p>
          <text:p text:style-name="P36"><text:span text:style-name="T4"><text:s/></text:span><text:span text:style-name="T4">via the </text:span><text:span text:style-name="T4">chain </text:span></text:p>
          <text:p text:style-name="P36"><text:span text:style-name="T4">EdgeC</text:span><text:span text:style-name="T4">RP-</text:span><text:span text:style-name="T4">Pair-slot</text:span></text:p>
          <draw:enhanced-geometry svg:viewBox="0 0 21600 21600" draw:mirror-horizontal="false" draw:type="line-callout-2" draw:modifiers="-6266.48275862069 40628.1432139883 -3639.72413793103 18992.1731890092 -1236.41379310345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8" draw:text-style-name="P2" xml:id="id373" draw:id="id373" draw:layer="layout" svg:width="1.8cm" svg:height="1cm" svg:x="14.6cm" svg:y="8.699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4" draw:layer="layout" svg:width="1cm" svg:height="0.6cm" svg:x="15cm" svg:y="8.899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80" draw:text-style-name="P5" draw:layer="layout" svg:x1="15.5cm" svg:y1="8.099cm" svg:x2="15.5cm" svg:y2="8.699cm" draw:start-shape="id372" draw:start-glue-point="2" draw:end-shape="id373" draw:end-glue-point="0" svg:d="M15500 8099v600" svg:viewBox="0 0 1 601">
          <text:p/>
        </draw:connector>
        <draw:custom-shape draw:style-name="gr168" draw:text-style-name="P2" xml:id="id374" draw:id="id374" draw:layer="layout" svg:width="1.8cm" svg:height="1.2cm" svg:x="17.4cm" svg:y="8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7.6cm" svg:y="9cm">
          <text:p text:style-name="P3"><text:span text:style-name="T1">CRPs</text:span></text:p>
          <text:p text:style-name="P3"><text:span text:style-name="T1">creator</text:span></text:p>
          <draw:enhanced-geometry svg:viewBox="0 0 21600 21600" draw:type="rectangle" draw:enhanced-path="M 0 0 L 21600 0 21600 21600 0 21600 0 0 Z N"/>
        </draw:custom-shape>
        <draw:custom-shape draw:style-name="gr181" draw:text-style-name="P37" draw:layer="layout" svg:width="5cm" svg:height="1.499cm" svg:x="18.8cm" svg:y="5cm">
          <text:p text:style-name="P36"><text:span text:style-name="T4">Composer positions Vertex CRP</text:span></text:p>
          <text:p text:style-name="P36"><text:span text:style-name="T4">according to CRP pairs position. </text:span></text:p>
          <text:p text:style-name="P36"><text:span text:style-name="T4">Composer gets VertCRP pairs</text:span></text:p>
          <text:p text:style-name="P36"><text:span text:style-name="T4">position via CRP context</text:span></text:p>
          <draw:enhanced-geometry svg:viewBox="0 0 21600 21600" draw:mirror-horizontal="false" draw:type="line-callout-2" draw:modifiers="-2971.56568686263 22233.6 -2142.29154169166 13219.2 -1075.4649070186 7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2" draw:text-style-name="P37" draw:layer="layout" svg:width="5cm" svg:height="0.8cm" svg:x="18.2cm" svg:y="10.4cm">
          <text:p text:style-name="P36"><text:span text:style-name="T4">Creator creates CRPs</text:span></text:p>
          <text:p text:style-name="P36"><text:span text:style-name="T4">according to the model structure</text:span></text:p>
          <draw:enhanced-geometry svg:viewBox="0 0 21600 21600" draw:mirror-horizontal="false" draw:type="line-callout-2" draw:modifiers="-2561.24775044991 -13213.4831460674 -1628.31433713257 3640.44943820225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80" draw:text-style-name="P5" draw:layer="layout" svg:x1="17.4cm" svg:y1="9.2cm" svg:x2="16.4cm" svg:y2="9.199cm" draw:start-shape="id374" draw:start-glue-point="3" draw:end-shape="id373" draw:end-glue-point="1" svg:d="M17400 9200h-500v-1h-500" svg:viewBox="0 0 1001 2">
          <text:p/>
        </draw:connector>
        <draw:custom-shape draw:style-name="gr182" draw:text-style-name="P37" draw:layer="layout" svg:width="5cm" svg:height="0.8cm" svg:x="1.8cm" svg:y="2.2cm">
          <text:p text:style-name="P36"><text:span text:style-name="T4">DRP </text:span><text:span text:style-name="T4">is </text:span><text:span text:style-name="T4">bas</text:span><text:span text:style-name="T4">ed </text:span><text:span text:style-name="T4">on </text:span><text:span text:style-name="T4">Colu</text:span><text:span text:style-name="T4">mn </text:span><text:span text:style-name="T4">view</text:span></text:p>
          <draw:enhanced-geometry svg:viewBox="0 0 21600 21600" draw:mirror-horizontal="true" draw:type="line-callout-2" draw:modifiers="-3036.35272945411 31496.6292134831 -1999.7600479904 21761.797752809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3" draw:text-style-name="P2" xml:id="id375" draw:id="id375" draw:layer="layout" svg:width="1.2cm" svg:height="0.6cm" svg:x="2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" draw:layer="layout" svg:width="0.6cm" svg:height="0.134cm" svg:x="2.4cm" svg:y="5.66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.8cm" svg:y1="4.699cm" svg:x2="2.8cm" svg:y2="5.4cm" draw:start-shape="id367" draw:start-glue-point="2" draw:end-shape="id375" draw:end-glue-point="0" svg:d="M2800 4699v701" svg:viewBox="0 0 1 702">
          <text:p/>
        </draw:connector>
        <draw:custom-shape draw:style-name="gr178" draw:text-style-name="P2" xml:id="id376" draw:id="id376" draw:layer="layout" svg:width="1.8cm" svg:height="1cm" svg:x="17.4cm" svg:y="7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4" draw:layer="layout" svg:width="1.4cm" svg:height="0.334cm" svg:x="17.6cm" svg:y="7.333cm">
          <text:p text:style-name="P3"><text:span text:style-name="T1">Composer</text:span></text:p>
          <draw:enhanced-geometry svg:viewBox="0 0 21600 21600" draw:type="rectangle" draw:enhanced-path="M 0 0 L 21600 0 21600 21600 0 21600 0 0 Z N"/>
        </draw:custom-shape>
        <draw:connector draw:style-name="gr180" draw:text-style-name="P5" draw:layer="layout" svg:x1="17.4cm" svg:y1="7.5cm" svg:x2="16.4cm" svg:y2="7.499cm" draw:start-shape="id376" draw:start-glue-point="3" draw:end-shape="id372" draw:end-glue-point="1" svg:d="M17400 7500h-500v-1h-500" svg:viewBox="0 0 1001 2">
          <text:p/>
        </draw:connector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3-01-25T19:05:20.010860503</dc:date>
    <meta:editing-duration>P60DT22H52M5S</meta:editing-duration>
    <meta:editing-cycles>85</meta:editing-cycles>
    <meta:document-statistic meta:object-count="972"/>
  </office:meta>
</office:document-meta>
</file>